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auto-grow-height="false" fo:min-height="0.749cm" fo:min-width="0.499cm" fo:wrap-option="no-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375cm" svg:height="1.827cm" svg:x="5.084cm" svg:y="5.009cm" svg:viewBox="0 0 376 1828" svg:d="m356 30c-16-3-32-4-49-4-159 0-281 124-281 286s122 285 281 285c17 0 33-1 49-4v23c-17 3-34 4-51 4-173 0-305-134-305-310s132-310 305-310c17 0 34 1 51 4zm20 1234c-16-3-32-4-49-4-159 0-281 124-281 286s122 285 281 285c17 0 33-1 49-4v23c-17 3-34 4-51 4-173 0-305-134-305-310s132-310 305-310c17 0 34 1 51 4zm0-583c-16-3-32-4-49-4-159 0-281 124-281 286s122 285 281 285c17 0 33-1 49-4v23c-17 3-34 4-51 4-173 0-305-134-305-310s132-310 305-310c17 0 34 1 51 4z">
          <text:p/>
        </draw:path>
        <draw:path draw:style-name="gr1" draw:text-style-name="P1" draw:layer="layout" svg:width="0.375cm" svg:height="1.859cm" svg:x="4.098cm" svg:y="4.947cm" svg:viewBox="0 0 376 1860" svg:d="m20 1830c16 3 32 4 49 4 159 0 281-124 281-286s-122-285-281-285c-17 0-33 1-49 4v-23c17-3 34-4 51-4 173 0 305 134 305 310s-132 310-305 310c-17 0-34-1-51-4zm-20-1266c16 3 32 4 49 4 159 0 281-124 281-286s-122-285-281-285c-17 0-33 1-49 4v-23c17-3 34-4 51-4 173 0 305 134 305 310s-132 310-305 310c-17 0-34-1-51-4zm0 584c16 3 32 4 49 4 159 0 281-124 281-286s-122-285-281-285c-17 0-33 1-49 4v-23c17-3 34-4 51-4 173 0 305 134 305 310s-132 310-305 310c-17 0-34-1-51-4z">
          <text:p/>
        </draw:path>
        <draw:custom-shape draw:style-name="gr2" draw:text-style-name="P1" draw:layer="layout" svg:width="0.223cm" svg:height="0.254cm" svg:x="3.875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4cm" svg:height="0.224cm" svg:x="5.44cm" svg:y="4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109cm" svg:y1="6.788cm" svg:x2="1.427cm" svg:y2="6.788cm">
          <text:p/>
        </draw:line>
        <draw:line draw:style-name="gr3" draw:text-style-name="P1" draw:layer="layout" svg:x1="2.311cm" svg:y1="4.939cm" svg:x2="2.118cm" svg:y2="4.939cm">
          <text:p/>
        </draw:line>
        <draw:line draw:style-name="gr3" draw:text-style-name="P1" draw:layer="layout" svg:x1="3.642cm" svg:y1="4.959cm" svg:x2="3.916cm" svg:y2="4.959cm">
          <text:p/>
        </draw:line>
        <draw:custom-shape draw:style-name="gr4" draw:layer="layout" svg:width="0.549cm" svg:height="1.341cm" draw:transform="rotate (1.5707963267946) translate (2.287cm 5.234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5" draw:text-style-name="P1" draw:layer="layout" svg:x1="1.406cm" svg:y1="4.604cm" svg:x2="2.411cm" svg:y2="4.592cm">
          <text:p/>
        </draw:line>
        <draw:frame draw:style-name="gr6" draw:layer="layout" svg:width="0.587cm" svg:height="0.602cm" svg:x="1.287cm" svg:y="3.9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68cm" svg:height="0.602cm" svg:x="1.396cm" svg:y="5.53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875cm" svg:height="0.962cm" svg:x="1.345cm" svg:y="4.797cm">
          <draw:text-box>
            <text:p>+</text:p>
          </draw:text-box>
        </draw:frame>
        <draw:frame draw:style-name="gr8" draw:layer="layout" svg:width="0.714cm" svg:height="0.962cm" svg:x="1.404cm" svg:y="5.864cm">
          <draw:text-box>
            <text:p>-</text:p>
          </draw:text-box>
        </draw:frame>
        <draw:path draw:style-name="gr1" draw:text-style-name="P1" draw:layer="layout" svg:width="0.375cm" svg:height="1.827cm" svg:x="4.187cm" svg:y="1.291cm" svg:viewBox="0 0 376 1828" svg:d="m356 30c-16-3-32-4-49-4-159 0-281 124-281 286s122 285 281 285c17 0 33-1 49-4v23c-17 3-34 4-51 4-173 0-305-134-305-310s132-310 305-310c17 0 34 1 51 4zm20 1234c-16-3-32-4-49-4-159 0-281 124-281 286s122 285 281 285c17 0 33-1 49-4v23c-17 3-34 4-51 4-173 0-305-134-305-310s132-310 305-310c17 0 34 1 51 4zm0-583c-16-3-32-4-49-4-159 0-281 124-281 286s122 285 281 285c17 0 33-1 49-4v23c-17 3-34 4-51 4-173 0-305-134-305-310s132-310 305-310c17 0 34 1 51 4z">
          <text:p/>
        </draw:path>
        <draw:path draw:style-name="gr1" draw:text-style-name="P1" draw:layer="layout" svg:width="0.375cm" svg:height="1.859cm" svg:x="3.201cm" svg:y="1.229cm" svg:viewBox="0 0 376 1860" svg:d="m20 1830c16 3 32 4 49 4 159 0 281-124 281-286s-122-285-281-285c-17 0-33 1-49 4v-23c17-3 34-4 51-4 173 0 305 134 305 310s-132 310-305 310c-17 0-34-1-51-4zm-20-1266c16 3 32 4 49 4 159 0 281-124 281-286s-122-285-281-285c-17 0-33 1-49 4v-23c17-3 34-4 51-4 173 0 305 134 305 310s-132 310-305 310c-17 0-34-1-51-4zm0 584c16 3 32 4 49 4 159 0 281-124 281-286s-122-285-281-285c-17 0-33 1-49 4v-23c17-3 34-4 51-4 173 0 305 134 305 310s-132 310-305 310c-17 0-34-1-51-4z">
          <text:p/>
        </draw:path>
        <draw:custom-shape draw:style-name="gr2" draw:text-style-name="P1" draw:layer="layout" svg:width="0.223cm" svg:height="0.254cm" svg:x="2.978cm" svg:y="0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4cm" svg:height="0.224cm" svg:x="4.543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201cm" svg:y1="1.219cm" svg:x2="1.474cm" svg:y2="1.219cm">
          <text:p/>
        </draw:line>
        <draw:line draw:style-name="gr3" draw:text-style-name="P1" draw:layer="layout" svg:x1="3.232cm" svg:y1="3.069cm" svg:x2="1.474cm" svg:y2="3.089cm">
          <text:p/>
        </draw:line>
        <draw:line draw:style-name="gr3" draw:text-style-name="P1" draw:layer="layout" svg:x1="4.543cm" svg:y1="1.311cm" svg:x2="5.833cm" svg:y2="1.311cm">
          <text:p/>
        </draw:line>
        <draw:line draw:style-name="gr3" draw:text-style-name="P1" draw:layer="layout" svg:x1="4.522cm" svg:y1="3.089cm" svg:x2="5.833cm" svg:y2="3.089cm">
          <text:p/>
        </draw:line>
        <draw:line draw:style-name="gr3" draw:text-style-name="P1" draw:layer="layout" svg:x1="5.833cm" svg:y1="1.484cm" svg:x2="5.833cm" svg:y2="1.291cm">
          <text:p/>
        </draw:line>
        <draw:line draw:style-name="gr3" draw:text-style-name="P1" draw:layer="layout" svg:x1="5.813cm" svg:y1="2.815cm" svg:x2="5.813cm" svg:y2="3.089cm">
          <text:p/>
        </draw:line>
        <draw:custom-shape draw:style-name="gr4" draw:layer="layout" svg:width="0.549cm" svg:height="1.341cm" svg:x="5.538cm" svg:y="1.4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5" draw:text-style-name="P1" draw:layer="layout" svg:x1="1.457cm" svg:y1="0.995cm" svg:x2="2.798cm" svg:y2="0.975cm">
          <text:p/>
        </draw:line>
        <draw:line draw:style-name="gr5" draw:text-style-name="P1" draw:layer="layout" svg:x1="5.04cm" svg:y1="0.812cm" svg:x2="5.863cm" svg:y2="0.812cm">
          <text:p/>
        </draw:line>
        <draw:frame draw:style-name="gr6" draw:layer="layout" svg:width="0.587cm" svg:height="0.602cm" svg:x="1.576cm" svg:y="0.34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595cm" svg:height="0.602cm" svg:x="5.812cm" svg:y="0.3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68cm" svg:height="0.602cm" svg:x="1.098cm" svg:y="1.77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688cm" svg:height="0.602cm" svg:x="7.194cm" svg:y="1.79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0.875cm" svg:height="0.962cm" svg:x="1.088cm" svg:y="0.995cm">
          <draw:text-box>
            <text:p>+</text:p>
          </draw:text-box>
        </draw:frame>
        <draw:frame draw:style-name="gr7" draw:layer="layout" svg:width="0.875cm" svg:height="0.962cm" svg:x="7.072cm" svg:y="0.975cm">
          <draw:text-box>
            <text:p>+</text:p>
          </draw:text-box>
        </draw:frame>
        <draw:frame draw:style-name="gr7" draw:layer="layout" svg:width="0.714cm" svg:height="0.962cm" svg:x="1.166cm" svg:y="2.167cm">
          <draw:text-box>
            <text:p>-</text:p>
          </draw:text-box>
        </draw:frame>
        <draw:frame draw:style-name="gr7" draw:layer="layout" svg:width="0.714cm" svg:height="0.962cm" svg:x="7.14cm" svg:y="2.207cm">
          <draw:text-box>
            <text:p>-</text:p>
          </draw:text-box>
        </draw:frame>
        <draw:line draw:style-name="gr3" draw:text-style-name="P1" draw:layer="layout" svg:x1="1.386cm" svg:y1="4.929cm" svg:x2="2.127cm" svg:y2="4.929cm">
          <text:p/>
        </draw:line>
        <draw:line draw:style-name="gr3" draw:text-style-name="P1" draw:layer="layout" svg:x1="3.885cm" svg:y1="4.949cm" svg:x2="4.132cm" svg:y2="4.948cm">
          <text:p/>
        </draw:line>
        <draw:line draw:style-name="gr3" draw:text-style-name="P1" draw:layer="layout" svg:x1="5.412cm" svg:y1="5.012cm" svg:x2="7.17cm" svg:y2="5.029cm">
          <text:p/>
        </draw:line>
        <draw:line draw:style-name="gr3" draw:text-style-name="P1" draw:layer="layout" svg:x1="5.453cm" svg:y1="6.809cm" svg:x2="7.149cm" svg:y2="6.807cm">
          <text:p/>
        </draw:line>
        <draw:line draw:style-name="gr3" draw:text-style-name="P1" draw:layer="layout" svg:x1="7.149cm" svg:y1="5.009cm" svg:x2="7.149cm" svg:y2="6.827cm">
          <text:p/>
        </draw:line>
        <draw:frame draw:style-name="gr6" draw:layer="layout" svg:width="1.732cm" svg:height="1.18cm" svg:x="2.169cm" svg:y="3.49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645cm" svg:height="0.529cm" svg:x="6.141cm" svg:y="1.81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5" draw:text-style-name="P1" draw:layer="layout" svg:x1="6.052cm" svg:y1="4.663cm" svg:x2="7.149cm" svg:y2="4.683cm">
          <text:p/>
        </draw:line>
        <draw:frame draw:style-name="gr6" draw:layer="layout" svg:width="0.595cm" svg:height="0.602cm" svg:x="6.103cm" svg:y="4.04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71cm" svg:height="0.529cm" svg:x="3.837cm" svg:y="0.24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0.718cm" svg:height="0.529cm" svg:x="4.682cm" svg:y="0.22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0.71cm" svg:height="0.529cm" svg:x="4.061cm" svg:y="6.8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0.718cm" svg:height="0.529cm" svg:x="4.924cm" svg:y="6.80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3" draw:text-style-name="P1" draw:layer="layout" svg:x1="3.749cm" svg:y1="1.259cm" svg:x2="3.708cm" svg:y2="3.037cm">
          <text:p/>
        </draw:line>
        <draw:line draw:style-name="gr3" draw:text-style-name="P1" draw:layer="layout" svg:x1="3.972cm" svg:y1="1.239cm" svg:x2="3.972cm" svg:y2="3.058cm">
          <text:p/>
        </draw:line>
        <draw:line draw:style-name="gr3" draw:text-style-name="P1" draw:layer="layout" svg:x1="4.559cm" svg:y1="5.009cm" svg:x2="4.559cm" svg:y2="6.766cm">
          <text:p/>
        </draw:line>
        <draw:line draw:style-name="gr3" draw:text-style-name="P1" draw:layer="layout" svg:x1="4.792cm" svg:y1="4.988cm" svg:x2="4.813cm" svg:y2="6.807cm">
          <text:p/>
        </draw:line>
        <draw:frame draw:style-name="gr6" draw:layer="layout" svg:width="0.68cm" svg:height="0.602cm" svg:x="1.317cm" svg:y="8.15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layer="layout" svg:width="0.875cm" svg:height="0.962cm" svg:x="1.245cm" svg:y="7.338cm">
          <draw:text-box>
            <text:p>+</text:p>
          </draw:text-box>
        </draw:frame>
        <draw:frame draw:style-name="gr8" draw:layer="layout" svg:width="0.714cm" svg:height="0.962cm" svg:x="2.075cm" svg:y="8.432cm">
          <draw:text-box>
            <text:p>-</text:p>
          </draw:text-box>
        </draw:frame>
        <draw:frame draw:style-name="gr6" draw:layer="layout" svg:width="1.732cm" svg:height="1.18cm" svg:x="4.426cm" svg:y="7.6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3" draw:text-style-name="P1" draw:layer="layout" svg:x1="3.959cm" svg:y1="7.634cm" svg:x2="3.959cm" svg:y2="7.441cm">
          <text:p/>
        </draw:line>
        <draw:custom-shape draw:style-name="gr4" draw:layer="layout" svg:width="0.549cm" svg:height="1.341cm" svg:x="3.664cm" svg:y="7.6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1" draw:layer="layout" svg:x1="3.979cm" svg:y1="7.457cm" svg:x2="1.46cm" svg:y2="7.457cm">
          <text:p/>
        </draw:line>
        <draw:line draw:style-name="gr3" draw:text-style-name="P1" draw:layer="layout" svg:x1="1.521cm" svg:y1="9.184cm" svg:x2="3.959cm" svg:y2="9.184cm">
          <text:p/>
        </draw:line>
        <draw:line draw:style-name="gr3" draw:text-style-name="P1" draw:layer="layout" svg:x1="3.939cm" svg:y1="9.205cm" svg:x2="3.939cm" svg:y2="8.92cm">
          <text:p/>
        </draw:line>
        <draw:line draw:style-name="gr5" draw:text-style-name="P1" draw:layer="layout" svg:x1="2.313cm" svg:y1="7.681cm" svg:x2="3.421cm" svg:y2="7.681cm">
          <text:p/>
        </draw:line>
        <draw:frame draw:style-name="gr6" draw:layer="layout" svg:width="0.587cm" svg:height="0.602cm" svg:x="2.445cm" svg:y="7.73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layer="layout" svg:width="0.925cm" svg:height="0.581cm" svg:x="0.355cm" svg:y="2.661cm">
          <draw:text-box>
            <text:p><text:span text:style-name="T1">اول</text:span></text:p>
          </draw:text-box>
        </draw:frame>
        <draw:frame draw:style-name="gr7" draw:layer="layout" svg:width="0.938cm" svg:height="0.581cm" svg:x="0.532cm" svg:y="6.207cm">
          <draw:text-box>
            <text:p><text:span text:style-name="T1">دوم</text:span></text:p>
          </draw:text-box>
        </draw:frame>
        <draw:frame draw:style-name="gr7" draw:text-style-name="P2" draw:layer="layout" svg:width="0.904cm" svg:height="0.581cm" svg:x="1.153cm" svg:y="8.745cm">
          <draw:text-box>
            <text:p><text:span text:style-name="T1">ثو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18T13:52:52</meta:creation-date>
    <dc:date>2011-03-26T16:20:19</dc:date>
    <dc:creator>khalid khan</dc:creator>
    <meta:editing-duration>PT03H48M20S</meta:editing-duration>
    <meta:editing-cycles>30</meta:editing-cycles>
    <meta:generator>OpenOffice.org/3.1$Linux OpenOffice.org_project/310m19$Build-9420</meta:generator>
    <meta:document-statistic meta:object-count="6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N</math:mi>
      <math:mn>1</math:mn>
    </math:msub>
    <math:annotation math:encoding="StarMath 5.0">N_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N</math:mi>
      <math:mn>2</math:mn>
    </math:msub>
    <math:annotation math:encoding="StarMath 5.0">N_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N</math:mi>
      <math:mn>1</math:mn>
    </math:msub>
    <math:annotation math:encoding="StarMath 5.0">N_1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>N</math:mi>
      <math:mn>2</math:mn>
    </math:msub>
    <math:annotation math:encoding="StarMath 5.0">N_2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n>2</math:mn>
      </math:msub>
      <math:msup>
        <math:mrow>
          <math:mo math:stretchy="false">(</math:mo>
          <math:mfrac>
            <math:msub>
              <math:mi>N</math:mi>
              <math:mn>1</math:mn>
            </math:msub>
            <math:msub>
              <math:mi>N</math:mi>
              <math:mn>2</math:mn>
            </math:msub>
          </math:mfrac>
          <math:mo math:stretchy="false">)</math:mo>
        </math:mrow>
        <math:mn>2</math:mn>
      </math:msup>
    </math:mrow>
    <math:annotation math:encoding="StarMath 5.0">{Z_2}{(N_1 over N_2)^2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n>2</math:mn>
      </math:msub>
      <math:msup>
        <math:mrow>
          <math:mo math:stretchy="false">(</math:mo>
          <math:mfrac>
            <math:msub>
              <math:mi>N</math:mi>
              <math:mn>1</math:mn>
            </math:msub>
            <math:msub>
              <math:mi>N</math:mi>
              <math:mn>2</math:mn>
            </math:msub>
          </math:mfrac>
          <math:mo math:stretchy="false">)</math:mo>
        </math:mrow>
        <math:mn>2</math:mn>
      </math:msup>
    </math:mrow>
    <math:annotation math:encoding="StarMath 5.0">{Z_2}{(N_1 over N_2)^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Z</math:mi>
      <math:mn>2</math:mn>
    </math:msub>
    <math:annotation math:encoding="StarMath 5.0">Z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2</math:mn>
          </math:msub>
          <math:mo math:stretchy="false">ˆ</math:mo>
        </math:mover>
      </math:mrow>
    </math:mstyle>
    <math:annotation math:encoding="StarMath 5.0">bold hat I_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2</math:mn>
          </math:msub>
          <math:mo math:stretchy="false">ˆ</math:mo>
        </math:mover>
      </math:mrow>
    </math:mstyle>
    <math:annotation math:encoding="StarMath 5.0">bold hat V_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2</math:mn>
          </math:msub>
          <math:mo math:stretchy="false">ˆ</math:mo>
        </math:mover>
      </math:mrow>
    </math:mstyle>
    <math:annotation math:encoding="StarMath 5.0">bold hat I_2</math:annotation>
  </math:semantics>
</math:math>
</file>